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80" fo:font-size="14pt" fo:font-weight="bold" fo:background-color="#ffffff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IFI Driver Build Procedure</text:p>
      <text:p text:style-name="P2"/>
      <text:p text:style-name="P2"/>
      <text:p text:style-name="P1">open the wlan source directory inside Wifi Source code</text:p>
      <text:p text:style-name="P1"/>
      <text:p text:style-name="P1"># cd /&lt;path to wlan_src&gt;/</text:p>
      <text:p text:style-name="P1"/>
      <text:p text:style-name="P1">export Linux Kernal Source directory to the KERNELDIR </text:p>
      <text:p text:style-name="P1">#export KERNELDIR=/&lt;example:home/IMX6/Linux/Kernel/linux-3.0.35&gt;/</text:p>
      <text:p text:style-name="P1"/>
      <text:p text:style-name="P1">Export arm to ARCH </text:p>
      <text:p text:style-name="P1">#export ARCH=arm</text:p>
      <text:p text:style-name="P1"/>
      <text:p text:style-name="P1"/>
      <text:p text:style-name="P1">Export the freescale path to PATH</text:p>
      <text:p text:style-name="P1">#export PATH="/opt/freescale/usr/local/gcc-4.6.2-glibc-2.13-linaro-multilib-2011.12/fsl-linaro-toolchain/bin:$PATH" </text:p>
      <text:p text:style-name="P1"/>
      <text:p text:style-name="P1">Export Cross compiler</text:p>
      <text:p text:style-name="P1">#export CROSS_COMPILE="arm-none-linux-gnueabi-" </text:p>
      <text:p text:style-name="P1"/>
      <text:p text:style-name="P1">Copy the <text:s/>Patch_for_Wifi_driver patch file to linux Kernel directory(example:home/IMX6/Linux/Kernel/)</text:p>
      <text:p text:style-name="P1">and use the below command to add the patch</text:p>
      <text:p text:style-name="P1">patch -p1 &lt; ../ Patch_for_Wifi_driver.patch</text:p>
      <text:p text:style-name="P1"/>
      <text:p text:style-name="P1">Use make command to build driver</text:p>
      <text:p text:style-name="P1">#make</text:p>
      <text:p text:style-name="P1">(mlan.ko and sd8xxx.ko driver file will be exist in wlan_src director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J </meta:initial-creator>
    <meta:creation-date>2015-04-08T11:43:16</meta:creation-date>
    <dc:date>1980-01-04T06:55:35</dc:date>
    <dc:creator>MANOJ </dc:creator>
    <meta:editing-duration>P0D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7" meta:word-count="88" meta:character-count="772" meta:non-whitespace-character-count="696"/>
  </office:meta>
</office:document-meta>
</file>